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Título1" style:family="paragraph">
      <style:text-properties style:font-name-asian="NSimSun"/>
    </style:style>
  </office:automatic-styles>
  <office:body>
    <office:text text:use-soft-page-breaks="true">
      <text:p text:style-name="P1">Introducción al Curso</text:p>
      <text:p text:style-name="Standard"/>
      <text:p text:style-name="Standard">Según el Project Management Institute, más del 70 por ciento de las organizaciones han </text:p>
      <text:p text:style-name="Standard">incorporado algunos enfoques ágiles y el 77% de las empresas adopta el<text:s/>scrum. </text:p>
      <text:p text:style-name="Standard">Además, más del 25 por ciento de las empresas de fabricación utilizan Agile exclusivamente. </text:p>
      <text:p text:style-name="Standard">Y según un estudio de Price Waterhouse Coopers, los proyectos ágiles tienen un 28% más de éxito </text:p>
      <text:p text:style-name="Standard">que los proyectos tradicionales. </text:p>
      <text:p text:style-name="Standard"/>
      <text:p text:style-name="Standard">Lamentablemente, según<text:s/>Forbes, el 47% de todas las transformaciones ágiles fallan, la razón principal es la falta de experiencia en la implementación e integración de la metodología ágil. </text:p>
      <text:p text:style-name="Standard">La metodología ágil no es solo un proceso que se sigue, es una forma de pensar, una filosofía que requiere pensar de forma diferente como gestionar los equipos y proyectos. Los </text:p>
      <text:p text:style-name="Standard">líderes ejecutivos tienen que cambiar el enfoque tradicional a largo plazo y pasar a centrarse en ofrecer valor de forma rápida e iterativa para satisfacer a los clientes. </text:p>
      <text:p text:style-name="Standard"/>
      <text:p text:style-name="Standard">Para lograr la agilidad, es necesario cambiar la cultura de la empresa. </text:p>
      <text:p text:style-name="Standard"/>
      <text:p text:style-name="Standard">Otra razón por la que los proyectos ágiles fracasan es que la metodología ágil no es algo que se pueda aprender simplemente </text:p>
      <text:p text:style-name="Standard">de un libro sino que se necesita la experiencia y acompañamiento de un instructor, similar a cuando alguien aprender a conducir.</text:p>
      <text:p text:style-name="Standard"/>
      <text:p text:style-name="Standard"/>
      <text:p text:style-name="Standard"/>
      <text:p text:style-name="P2">Principios Ágiles</text:p>
      <text:p text:style-name="Standard"/>
      <text:p text:style-name="Standard"/>
      <text:p text:style-name="Standard">La metodología ágil es un enfoque iterativo de la gestión de proyectos que permite a los equipos </text:p>
      <text:p text:style-name="Standard">responder y ofrecer valor a sus clientes con rapidez. A<text:s/>diferencia de otros enfoques de planificación en los que planificamos el trabajo de todo un año, con Agile planificamos pequeños incrementos y, a continuación, recibimos comentarios del cliente para ver si le gusta lo que estamos haciendo y luego nos ajustamos a medida que avanzamos.</text:p>
      <text:p text:style-name="Standard"/>
      <text:p text:style-name="Standard">¿Cuáles son algunas de las características definitorias?</text:p>
      <text:p text:style-name="Standard"><text:s/></text:p>
      <text:list text:style-name="LFO1" text:continue-numbering="true">
        <text:list-item>
          <text:p text:style-name="P3">Agile hace hincapié en esta planificación adaptativa: No planificamos todo un año, solo planificamos una pequeña iteración para ver si podemos ofrecer algo de valor al cliente, recibir comentarios y ver qué es lo que le gusta. Eso nos permite hacer un desarrollo evolutivo.</text:p>
        </text:list-item>
        <text:list-item>
          <text:p text:style-name="P4">El desarrollo evoluciona con el tiempo: En lugar de construirlo todo de una vez, lo estamos construyendo en pequeños incrementos. Y luego evolucionamos a medida que avanzamos y respondemos a medida que avanzamos.</text:p>
        </text:list-item>
        <text:list-item>
          <text:p text:style-name="P5">Entrega temprana: La entrega temprana es un componente clave de la agilidad. Poner algo en manos de los clientes, recibir comentarios de ellos para que lo entiendan, ¿les gusta? ¿Debemos dar<text:s/>un giro, debemos perseverar? Esta es realmente una característica fundamental que define la agilidad.</text:p>
        </text:list-item>
        <text:list-item>
          <text:p text:style-name="P6">Mejora continua: Mejorar continuamente como equipo y Mejorar continuamente el producto que entregamos porque tenemos la oportunidad de recibir comentarios de nuestros clientes, porque lo entregamos. Y eso nos permite responder a los cambios. Por lo tanto, a medida que se producen cambios podemos responder a esos cambios.</text:p>
        </text:list-item>
      </text:list>
      <text:p text:style-name="Standard"/>
      <text:p text:style-name="Standard"/>
      <text:p text:style-name="Standard">Manifiesto Ágil.</text:p>
      <text:p text:style-name="Standard"/>
      <text:p text:style-name="Standard">- Valorar a las personas y las interacciones por encima de los procesos y las herramientas.</text:p>
      <text:p text:style-name="Standard">- Valorar al software funcional por encima de la documentación exhaustiva.</text:p>
      <text:p text:style-name="Standard">- Valorar la colaboración con los clientes por encima de la negociación de contratos.</text:p>
      <text:p text:style-name="Standard">- Valorar la respuesta a los cambios por sobre el hecho de seguir un<text:s/>plan predefinido.</text:p>
      <text:p text:style-name="Standard"/>
      <text:p text:style-name="Standard"> </text:p>
      <text:p text:style-name="Standard">Si bien los artículos de la derecha tienen valor, nosotros valoramos más los de la izquierda. No significa que no tengamos herramientas de procesamiento, solo significa que valoramos la interacción entre nosotros y con nuestros clientes más que el </text:p>
      <text:p text:style-name="Standard">proceso y las herramientas. No significa que no documentemos. La documentación es importante para que las personas entiendan cómo usar tu producto. No significa que no negociemos contratos, </text:p>
      <text:p text:style-name="Standard">todavía tenemos contratos, pero queremos colaborar<text:s/>con el cliente. A medida que las cosas </text:p>
      <text:p text:style-name="Standard">cambian, queremos ser receptivos, lo que no significa que no tengamos planes, sino que valoramos responder al cambio en lugar de simplemente seguir el plan. Por lo tanto, el desarrollo ágil de software es un enfoque<text:s/>iterativo del desarrollo de software que se ajusta al Manifiesto Ágil.</text:p>
      <text:p text:style-name="Standard"/>
      <text:p text:style-name="Standard">También queremos asegurarnos de hacer hincapié en la flexibilidad, la interacción con nuestros colegas, la interacción con nuestros clientes y en tener un alto nivel de transparencia,<text:s/>para que todos sepan en qué están trabajando los demás. </text:p>
      <text:p text:style-name="Standard"/>
      <text:p text:style-name="Standard">Todos se sienten responsables de ofrecer valor a los clientes. Esto es de vital importancia. </text:p>
      <text:p text:style-name="Standard"/>
      <text:p text:style-name="Standard">Y, por último, utilizamos equipos pequeños, ubicados en el mismo lugar, interfuncionales,<text:s/>autoorganizados y autogestionados.</text:p>
      <text:p text:style-name="Standard"/>
      <text:p text:style-name="Standard">La conclusión clave aquí es construir lo que se necesita, no lo que se planeó, a medida que las necesidades cambien, siempre podemos replanificar y responder a los cambios.</text:p>
      <text:p text:style-name="Standard"/>
      <text:p text:style-name="Standard"/>
      <text:h text:style-name="Título1" text:outline-level="1">Waterfall. </text:h>
      <text:p text:style-name="Standard"/>
      <text:p text:style-name="Standard">Todo comienza con una fase de requisitos.<text:s/>Las personas recopilan los requisitos, ven lo que el cliente quiere y se aseguran de que vamos a entregarle algo que el cliente desea. Al menos en ese momento. Por lo tanto, esta es una fase en la que lo único que tiene que hacer es documentar todos los requisitos que el cliente podría desear incluir en el sistema.<text:s/></text:p>
      <text:p text:style-name="Standard"/>
      <text:p text:style-name="Standard">Luego pasa a la fase de diseño. Observe que estoy usando el término fases aquí. Esto es muy importante, porque había criterios de salida y criterios de entrada para pasar </text:p>
      <text:p text:style-name="Standard">de una fase a otra. Así que una vez que tenemos todos los requisitos, pasamos al diseño, con la esperanza de tener todos los requisitos que realmente necesitamos. Entonces, en la fase de diseño, los arquitectos están diseñando. Están descubriendo cómo tomamos esos requisitos, los convertimos en software que funcione y, por lo tanto, diseñan todo el sistema. </text:p>
      <text:p text:style-name="Standard"/>
      <text:p text:style-name="Standard">Y luego, una vez finalizada esa fase, pasamos a la fase de codificación. Así que aquí es donde los desarrolladores están hackeando la codificación. </text:p>
      <text:p text:style-name="Standard"/>
      <text:p text:style-name="Standard">Ahora, notarás que esto se llama Cascada y esas flechas fluyen hacia abajo. porque es muy difícil<text:s/>subir en una cascada, o sea volver para atrás. Así que este es un nombre apropiado, porque cuando<text:s/><text:soft-page-break/>estás en la<text:s/>fase de programación y descubrís que<text:s/>hay un problema con el<text:s/>diseño, no funciona, es muy difícil volver a empezar y rediseñar las cosas. </text:p>
      <text:p text:style-name="Standard"/>
      <text:p text:style-name="Standard">Después de la codificación,<text:s/>es la fase de integración. </text:p>
      <text:p text:style-name="Standard">Así que desde el principio, codificamos de forma aislada, no integramos mi módulo con el </text:p>
      <text:p text:style-name="Standard">módulo de la persona de al lado. Sabes, hay un momento en que todos esos módulos se unen. La primera vez que nos dimos cuenta, ¿todos estos fragmentos de código funcionan juntos? </text:p>
      <text:p text:style-name="Standard"/>
      <text:p text:style-name="Standard">Y luego pasamos a la fase de prueba, porque ahora tenemos un sistema que la gente </text:p>
      <text:p text:style-name="Standard">puede probar. Y cuando encuentran errores, tienen que volver, nadar hasta la cascada, abrir algunos errores en la fase de codificación y hacer algunos recodificadores. </text:p>
      <text:p text:style-name="Standard"/>
      <text:p text:style-name="Standard">Y luego, si uno de esos errores que probaron resulta ser que realmente necesitas cambiar </text:p>
      <text:p text:style-name="Standard">el diseño porque estas cosas no interactúan bien, muy arriba en cascada, es muy caro </text:p>
      <text:p text:style-name="Standard">volver a la fase de diseño. </text:p>
      <text:p text:style-name="Standard"/>
      <text:p text:style-name="Standard">Y finalmente, una vez realizadas todas las pruebas, implementamos el software. </text:p>
      <text:p text:style-name="Standard"/>
      <text:p text:style-name="Standard">Entonces, ¿qué tiene de malo este enfoque? </text:p>
      <text:p text:style-name="Standard"/>
      <text:p text:style-name="Standard">Bueno, no hay ninguna disposición para el cambio. </text:p>
      <text:p text:style-name="Standard">-Cada fase tiene criterios de entrada y salida. Cuando una termina<text:s/>comienza <text:s/>la<text:s/>siguiente. Y<text:s/>simplemente no hay ninguna disposición para volver atrás y cambiar el diseño o los requisitos </text:p>
      <text:p text:style-name="Standard">ni nada parecido. Así que el otro problema es que no sabes si funciona hasta el final, claro, no hay </text:p>
      <text:p text:style-name="Standard">entrega intermedia. No se entrega nada, hasta el último paso, cuando se lo damos al </text:p>
      <text:p text:style-name="Standard">equipo de operaciones y le decimos: vaya a poner esto en producción. </text:p>
      <text:p text:style-name="Standard">-La otra es que cada escalón termina cuando comienza el siguiente, de ahí viene el </text:p>
      <text:p text:style-name="Standard">nombre de la cascada, donde las cosas se transmiten de padres a hijos. </text:p>
      <text:p text:style-name="Standard">Y, por supuesto, cada una de estas es una oportunidad de perder información, ya sabes, y de que </text:p>
      <text:p text:style-name="Standard">ocurra un percance o de que la gente quede bloqueada, porque no pueden aceptar, ya sabes, el trabajo de la fase anterior. </text:p>
      <text:p text:style-name="Standard">Y ahora estás esperando para comenzar la siguiente fase. </text:p>
      <text:p text:style-name="Standard">-La otra es que los errores que se encuentran más adelante son muy, muy costosos para encontrar </text:p>
      <text:p text:style-name="Standard">algo que está mal diseñado y probarlo y volver a diseñarlo. </text:p>
      <text:p text:style-name="Standard">-Y, por último, están los largos plazos de entrega, justo entre la entrega de ese software. Desde el momento en que quieres el software por primera vez, diseñas el software, lo codificas y lo pruebas,<text:s/>para cuando finalmente lo entregues, largos, largos plazos de entrega. </text:p>
      <text:p text:style-name="Standard"/>
      <text:p text:style-name="Standard">Así que el problema aquí es que los equipos trabajan por separado, no son conscientes del impacto que tienen entre sí. Cierto, los diseñadores desconocen el impacto del código, los programadores desconocen su impacto en la integración de todo el código. Allí todos trabajan en sus pequeños silos para su pequeña fase. Y entonces esto debería ser una idea aterradora. Las personas que están más alejadas de un código, el pobre equipo de operaciones, tienen que ejecutarlo y administrarlo en producción, ¿verdad? Son los que menos saben sobre el código y son los que se espera que lo ejecuten. </text:p>
      <text:p text:style-name="Standard"/>
      <text:h text:style-name="Título1" text:outline-level="1"><text:span text:style-name="Énfasisintenso">L</text:span><text:span text:style-name="Énfasisintenso">a programación extrema. </text:span></text:h>
      <text:p text:style-name="Standard"/>
      <text:p text:style-name="Standard">Es muy iterativo y habla de bucles. </text:p>
      <text:p text:style-name="Standard">Tienes estos importantes planes de lanzamiento en el circuito exterior. Y luego tienes un plan de iteración. </text:p>
      <text:soft-page-break/>
      <text:p text:style-name="Standard">Y así, el lanzamiento tal vez meses, las iteraciones quizás semanas, la </text:p>
      <text:p text:style-name="Standard">aceptación tiene tal vez días, reuniones de pie una vez al día, sí, negociación de pares en horas, </text:p>
      <text:p text:style-name="Standard">pruebas unitarias en minutos, programación en pares en segundos. </text:p>
      <text:p text:style-name="Standard">Ya sabes, son esos ciclos cada vez más estrechos de hacer un trabajo y luego recibir comentarios rápidos. </text:p>
      <text:p text:style-name="Standard"/>
      <text:p text:style-name="Standard">Se basa en un enfoque iterativo del desarrollo de software. </text:p>
      <text:p text:style-name="Standard">Y, de hecho, aquí es de donde lo sacó Agile. </text:p>
      <text:p text:style-name="Standard">Y la intención aquí es mejorar la calidad del<text:s/>software responder<text:s/>a los cambios, </text:p>
      <text:p text:style-name="Standard">responda a los requisitos de los clientes y haga las cosas en pequeños incrementos. </text:p>
      <text:p text:style-name="Standard">Y mucha gente reconoce a<text:s/>la programación extrema<text:s/>como uno de los primeros métodos ágiles. </text:p>
      <text:p text:style-name="Standard">Así que hablemos de los valores de<text:s/>la programación extrema. </text:p>
      <text:p text:style-name="Standard"/>
      <text:p text:style-name="Standard">Simplicidad,<text:s/>cada uno hace lo que tiene que hacer y nada más, no sobrediseñamos, no sobrecodificamos, no entregamos<text:s/>más código del que el cliente solicitó, lo mantenemos simple. </text:p>
      <text:p text:style-name="Standard"/>
      <text:p text:style-name="Standard">Comunicación. </text:p>
      <text:p text:style-name="Standard"/>
      <text:p text:style-name="Standard">Todos los miembros del equipo deberían comunicarse y saber lo que hacen los demás, ya que esto fomenta mucha, mucha comunicación<text:s/>e<text:s/>interacción<text:s/>entre<text:s/>las personas.</text:p>
      <text:p text:style-name="Standard"/>
      <text:p text:style-name="Standard">Comentarios, no tienes ni idea de cómo te va a menos que recibas comentarios<text:s/>de quienes están interesados, por lo tanto, tener esos circuitos de retroalimentación es fundamental para la programación extrema y fundamental para<text:s/>el enfoque<text:s/>Agile en general. </text:p>
      <text:p text:style-name="Standard">Y<text:s/>respeto: todos sienten que son respetados en el equipo, que pueden ofrecer<text:s/>consejos, que pueden hacer sugerencias y que sus sugerencias son tan valiosas como las de cualquier otra persona del equipo. No hay jerarquía, todos tienen compañeros en el equipo y son respetados por sus ideas. </text:p>
      <text:p text:style-name="Standard">Y finalmente, coraje, claro, no aumentamos nuestras estimaciones, simplemente somos muy<text:s/>honestos acerca de que creemos que podemos hacer esto y no creemos que podamos hacer eso. </text:p>
      <text:p text:style-name="Standard">Y no te vamos a mentir diciendo que, ya sabes, podemos hacer esto,<text:s/>o no podemos hacer<text:s/>esto en este tiempo. Somos muy abiertos y honestos en<text:s/>Programación extrema, estas son las estimaciones, esto es con lo que nos comprometeremos. </text:p>
      <text:p text:style-name="Standard"/>
      <text:h text:style-name="P7" text:outline-level="1">Kanban. </text:h>
      <text:p text:style-name="Standard"/>
      <text:p text:style-name="Standard">kanban significa literalmente letrero en vallas publicitarias, y se trata de un flujo continuo en la </text:p>
      <text:p text:style-name="Standard">planta de fabricación, donde estas tarjetas o billetes fluían con el producto de una </text:p>
      <text:p text:style-name="Standard">estación a otra, en el futuro. </text:p>
      <text:p text:style-name="Standard"/>
      <text:p text:style-name="Standard">Por lo tanto, el principio fundamental de Kanban es visualizar el flujo de trabajo. Si no puede ver la obra, no puede administrarla. Y esto es algo que también incorporamos a Agile. Descubrirás que vamos a utilizar tableros Kanban y Agile. Y se trata de visualizar el trabajo, es muy, muy importante que puedas entender el trabajo que hay que hacer y que todo esté contabilizado.<text:s/></text:p>
      <text:p text:style-name="Standard"/>
      <text:p text:style-name="Standard">Kanban también hace hincapié en limitar el trabajo en curso. Cuando estás en una planta de fabricación, no querrás que el trabajo se acumule en una de las estaciones. Pero incluso cuando estás desarrollando software, no quieres que la gente trabaje en demasiadas cosas a la vez. </text:p>
      <text:p text:style-name="Standard">Porque, ya sabes, solo puedes enviar el 100% de una cosa que funciona, no puedes enviar el </text:p>
      <text:p text:style-name="Standard">50% de dos cosas. Así que si tienes a una persona trabajando en dos cosas, no es bueno. Y eso viene del Kanban para limitar el trabajo en curso. </text:p>
      <text:p text:style-name="Standard"/>
      <text:soft-page-break/>
      <text:p text:style-name="Standard">Luego está la gestión y la mejora del flujo. En Kanban, siempre buscan mejorar. </text:p>
      <text:p text:style-name="Standard">Siempre buscan cambiar y entender cómo podemos lograr un flujo mejor y más rápido </text:p>
      <text:p text:style-name="Standard">en la planta de fabricación y, luego, hacer políticas explícitas para que todos entiendan </text:p>
      <text:p text:style-name="Standard">cómo funcionan las cosas. <text:s/>Y todo el mundo entiende la definición de «hecho», lo que significa que algo esté «hecho». También lo tomamos de Kanban en nuestra planificación ágil para entender cuál </text:p>
      <text:p text:style-name="Standard">es la definición de «hecho». </text:p>
      <text:p text:style-name="Standard"/>
      <text:p text:style-name="Standard">Y luego, mejorar continuamente, es muy, muy importante para recibir comentarios y mejorar continuamente lo que estás haciendo. </text:p>
      <text:p text:style-name="Standard"/>
      <text:p text:style-name="Standard">Por lo tanto, Kanban consiste en hacer que los flujos funcionen mejor, entenderlos, verlos, </text:p>
      <text:p text:style-name="Standard">poder medirlos y, luego, mejorar continuamente la forma en que podemos fluir más rápido.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ítulo" style:display-name="Título" style:family="paragraph" style:parent-style-name="Normal" style:next-style-name="Normal">
      <style:text-properties style:font-name="Calibri Light" style:font-name-asian="Times New Roman" style:font-name-complex="Mangal" fo:letter-spacing="-0.0069in" style:letter-kerning="true"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Énfasis" style:display-name="Énfasis" style:family="text" style:parent-style-name="Fuentedepárrafopredeter.">
      <style:text-properties fo:font-style="italic" style:font-style-asian="italic" style:font-style-complex="italic"/>
    </style:style>
    <style:style style:name="Énfasisintenso" style:display-name="Énfasis intenso" style:family="text" style:parent-style-name="Fuentedepárrafopredeter.">
      <style:text-properties fo:font-style="italic" style:font-style-asian="italic" style:font-style-complex="italic" fo:color="#5B9BD5"/>
    </style:style>
    <style:style style:name="Título1Car" style:display-name="Título 1 Car" style:family="text" style:parent-style-name="Fuentedepárrafopredeter.">
      <style:text-properties style:font-name="Calibri Light" style:font-name-asian="Times New Roman" style:font-name-complex="Mangal" fo:color="#2E74B5"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E74B5"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NSimSu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Walter</dc:creator>
    <meta:creation-date>2024-11-17T18:17:00Z</meta:creation-date>
    <dc:date>2024-11-21T16:58:00Z</dc:date>
    <meta:template xlink:href="Normal" xlink:type="simple"/>
    <meta:editing-cycles>4</meta:editing-cycles>
    <meta:editing-duration>PT4320S</meta:editing-duration>
    <meta:document-statistic meta:page-count="5" meta:paragraph-count="26" meta:word-count="1969" meta:character-count="13167" meta:row-count="93" meta:non-whitespace-character-count="11224"/>
  </office:meta>
</office:document-meta>
</file>